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Times New Roman1" fo:font-size="14.25pt" fo:language="uk" fo:country="UA" fo:font-style="normal" style:text-underline-style="none" fo:font-weight="normal" style:text-blinking="false" fo:background-color="transparent"/>
    </style:style>
    <style:style style:name="P2" style:family="paragraph" style:parent-style-name="Text_20_body">
      <style:text-properties fo:language="uk" fo:country="UA"/>
    </style:style>
    <style:style style:name="P3" style:family="paragraph" style:parent-style-name="Text_20_body">
      <style:paragraph-properties fo:line-height="100%"/>
      <style:text-properties fo:language="uk" fo:country="UA" fo:font-weight="normal" officeooo:paragraph-rsid="0010cd4f"/>
    </style:style>
    <style:style style:name="P4" style:family="paragraph" style:parent-style-name="Text_20_body">
      <style:paragraph-properties fo:line-height="150%"/>
      <style:text-properties fo:language="uk" fo:country="UA" fo:font-weight="bold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7" style:family="paragraph" style:parent-style-name="Text_20_body">
      <style:paragraph-properties fo:margin-top="0in" fo:margin-bottom="0in" style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.25pt" fo:language="uk" fo:country="UA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in" fo:margin-bottom="0in" style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.25pt" fo:language="uk" fo:country="UA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in" fo:margin-bottom="0in" style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.25pt" fo:language="uk" fo:country="UA" fo:font-style="normal" style:text-underline-style="none" fo:font-weight="bold" style:text-blinking="false" fo:background-color="transparent" style:font-weight-asian="bold" style:font-weight-complex="bold"/>
    </style:style>
    <style:style style:name="P10" style:family="paragraph" style:parent-style-name="Text_20_body">
      <style:paragraph-properties fo:margin-top="0in" fo:margin-bottom="0in" style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.25pt" fo:language="uk" fo:country="UA" fo:font-style="normal" style:text-underline-style="none" fo:font-weight="bold" officeooo:paragraph-rsid="0010cd4f" style:text-blinking="false" fo:background-color="transparent" style:font-weight-asian="bold" style:font-weight-complex="bold"/>
    </style:style>
    <style:style style:name="P11" style:family="paragraph" style:parent-style-name="Text_20_body">
      <style:paragraph-properties fo:margin-top="0in" fo:margin-bottom="0in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.25pt" fo:language="uk" fo:country="UA" fo:font-style="normal" style:text-underline-style="none" fo:font-weight="bold" officeooo:paragraph-rsid="0008b59a" style:text-blinking="false" fo:background-color="transparent" style:font-weight-asian="bold" style:font-weight-complex="bold"/>
    </style:style>
    <style:style style:name="P12" style:family="paragraph" style:parent-style-name="Text_20_body">
      <style:paragraph-properties fo:margin-top="0in" fo:margin-bottom="0in" style:contextual-spacing="false" fo:line-height="10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.25pt" fo:language="uk" fo:country="UA" fo:font-style="normal" style:text-underline-style="none" fo:font-weight="bold" style:text-blinking="false" fo:background-color="transparent" style:font-weight-asian="bold" style:font-weight-complex="bold"/>
    </style:style>
    <style:style style:name="P13" style:family="paragraph" style:parent-style-name="Text_20_body">
      <style:paragraph-properties fo:margin-top="0in" fo:margin-bottom="0in" style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.25pt" fo:language="uk" fo:country="UA" fo:font-style="normal" style:text-underline-style="none" fo:font-weight="bold" officeooo:paragraph-rsid="0008b59a" style:text-blinking="false" fo:background-color="transparent" style:font-weight-asian="bold" style:font-weight-complex="bold"/>
    </style:style>
    <style:style style:name="P14" style:family="paragraph" style:parent-style-name="Text_20_body">
      <style:paragraph-properties fo:margin-top="0in" fo:margin-bottom="0in" style:contextual-spacing="false" fo:line-height="15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.25pt" fo:language="uk" fo:country="UA" fo:font-style="normal" style:text-underline-style="none" fo:font-weight="bold" style:text-blinking="false" fo:background-color="transparent" style:font-weight-asian="bold" style:font-weight-complex="bold"/>
    </style:style>
    <style:style style:name="P15" style:family="paragraph" style:parent-style-name="Text_20_body">
      <style:paragraph-properties fo:margin-top="0in" fo:margin-bottom="0in" style:contextual-spacing="false" fo:line-height="15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.25pt" fo:language="uk" fo:country="UA" fo:font-style="normal" style:text-underline-style="none" fo:font-weight="bold" officeooo:paragraph-rsid="0008b59a" style:text-blinking="false" fo:background-color="transparent" style:font-weight-asian="bold" style:font-weight-complex="bold"/>
    </style:style>
    <style:style style:name="P16" style:family="paragraph" style:parent-style-name="Text_20_body">
      <style:paragraph-properties fo:margin-top="0in" fo:margin-bottom="0in" style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language="uk" fo:country="UA" fo:font-style="normal" style:text-underline-style="none" fo:font-weight="bold" style:text-blinking="false" fo:background-color="transparent"/>
    </style:style>
    <style:style style:name="P17" style:family="paragraph" style:parent-style-name="Text_20_body">
      <style:paragraph-properties fo:margin-top="0in" fo:margin-bottom="0in" style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1pt" fo:language="uk" fo:country="UA" fo:font-style="normal" style:text-underline-style="none" fo:font-weight="bold" style:text-blinking="false" fo:background-color="transparent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bold" officeooo:paragraph-rsid="0008b59a" style:text-blinking="false" fo:background-color="transparent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style:text-blinking="false" fo:background-color="transparent" style:font-size-asian="14pt" style:font-size-complex="14pt"/>
    </style:style>
    <style:style style:name="P21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officeooo:paragraph-rsid="0008b59a" style:text-blinking="false" fo:background-color="transparent" style:font-size-asian="14pt" style:font-size-complex="14pt"/>
    </style:style>
    <style:style style:name="P22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style:font-name="Times New Roman" fo:font-size="14pt" fo:language="uk" fo:country="UA" style:font-size-asian="14pt" style:font-size-complex="14pt"/>
    </style:style>
    <style:style style:name="P24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style:font-name="Times New Roman" fo:font-size="14pt" fo:language="uk" fo:country="UA" officeooo:paragraph-rsid="0010cd4f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align="justify" style:justify-single-word="false" fo:text-indent="0.5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style:text-blinking="false" fo:background-color="transparent" style:font-size-asian="14pt" style:font-size-complex="14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align="justify" style:justify-single-word="false" fo:text-indent="0.5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uk" fo:country="UA" style:text-underline-style="none" style:text-blinking="false" fo:background-color="transparent" style:font-size-asian="14pt" style:font-size-complex="14pt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align="justify" style:justify-single-word="false" fo:text-indent="0.5in" style:auto-text-indent="false" style:writing-mode="lr-tb"/>
    </style:style>
    <style:style style:name="P28" style:family="paragraph" style:parent-style-name="Text_20_body" style:master-page-name="">
      <style:paragraph-properties fo:margin-left="0in" fo:margin-right="0in" fo:margin-top="0in" fo:margin-bottom="0in" style:contextual-spacing="false" fo:line-height="138%" fo:text-align="justify" style:justify-single-word="false" fo:text-indent="0.5in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style:text-blinking="false" fo:background-color="transparent" style:font-size-asian="14pt" style:font-size-complex="14pt"/>
    </style:style>
    <style:style style:name="P29" style:family="paragraph" style:parent-style-name="Text_20_body">
      <style:paragraph-properties fo:margin-top="0in" fo:margin-bottom="0in" style:contextual-spacing="false" fo:line-height="15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.25pt" fo:language="uk" fo:country="UA" fo:font-style="normal" style:text-underline-style="none" fo:font-weight="bold" style:text-blinking="false" fo:background-color="transparent" style:font-weight-asian="bold" style:font-weight-complex="bold"/>
    </style:style>
    <style:style style:name="P30" style:family="paragraph" style:parent-style-name="Text_20_body">
      <style:paragraph-properties fo:margin-top="0in" fo:margin-bottom="0in" style:contextual-spacing="false" fo:line-height="10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.25pt" fo:language="uk" fo:country="UA" fo:font-style="normal" style:text-underline-style="none" fo:font-weight="bold" officeooo:rsid="0008b59a" officeooo:paragraph-rsid="0008b59a" style:text-blinking="false" fo:background-color="transparent" style:font-weight-asian="bold" style:font-weight-complex="bold"/>
    </style:style>
    <style:style style:name="P31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style:text-blinking="false" fo:background-color="transparent" style:font-size-asian="14pt" style:font-size-complex="14pt"/>
    </style:style>
    <style:style style:name="P33" style:family="paragraph" style:parent-style-name="Text_20_body" style:list-style-name="L1">
      <style:paragraph-properties fo:margin-top="0in" fo:margin-bottom="0in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style:text-blinking="false" fo:background-color="transparent" style:font-size-asian="14pt" style:font-size-complex="14pt"/>
    </style:style>
    <style:style style:name="P34" style:family="paragraph" style:parent-style-name="Text_20_body" style:list-style-name="L4">
      <style:paragraph-properties fo:margin-top="0in" fo:margin-bottom="0in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style:text-blinking="false" fo:background-color="transparent" style:font-size-asian="14pt" style:font-size-complex="14pt"/>
    </style:style>
    <style:style style:name="P35" style:family="paragraph" style:parent-style-name="Text_20_body" style:list-style-name="L6">
      <style:paragraph-properties fo:margin-top="0in" fo:margin-bottom="0in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style:text-blinking="false" fo:background-color="transparent" style:font-size-asian="14pt" style:font-size-complex="14pt"/>
    </style:style>
    <style:style style:name="P36" style:family="paragraph" style:parent-style-name="Text_20_body" style:list-style-name="L7">
      <style:paragraph-properties fo:margin-top="0in" fo:margin-bottom="0in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style:text-blinking="false" fo:background-color="transparent" style:font-size-asian="14pt" style:font-size-complex="14pt"/>
    </style:style>
    <style:style style:name="P37" style:family="paragraph" style:parent-style-name="Text_20_body" style:list-style-name="L9">
      <style:paragraph-properties fo:margin-top="0in" fo:margin-bottom="0in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style:text-blinking="false" fo:background-color="transparent" style:font-size-asian="14pt" style:font-size-complex="14pt"/>
    </style:style>
    <style:style style:name="P38" style:family="paragraph" style:parent-style-name="Text_20_body" style:list-style-name="L11">
      <style:paragraph-properties fo:margin-top="0in" fo:margin-bottom="0in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style:text-blinking="false" fo:background-color="transparent" style:font-size-asian="14pt" style:font-size-complex="14pt"/>
    </style:style>
    <style:style style:name="P39" style:family="paragraph" style:parent-style-name="Text_20_body" style:list-style-name="L12">
      <style:paragraph-properties fo:margin-top="0in" fo:margin-bottom="0in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style:text-blinking="false" fo:background-color="transparent" style:font-size-asian="14pt" style:font-size-complex="14pt"/>
    </style:style>
    <style:style style:name="P40" style:family="paragraph" style:parent-style-name="Text_20_body" style:list-style-name="L13">
      <style:paragraph-properties fo:margin-top="0in" fo:margin-bottom="0in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style:text-blinking="false" fo:background-color="transparent" style:font-size-asian="14pt" style:font-size-complex="14pt"/>
    </style:style>
    <style:style style:name="P41" style:family="paragraph" style:parent-style-name="Text_20_body" style:list-style-name="L2">
      <style:paragraph-properties fo:margin-top="0in" fo:margin-bottom="0in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4pt" fo:language="uk" fo:country="UA" fo:font-style="italic" style:text-underline-style="none" fo:font-weight="normal" style:text-blinking="false" fo:background-color="transparent" style:font-size-asian="14pt" style:font-style-asian="italic" style:font-size-complex="14pt" style:font-style-complex="italic"/>
    </style:style>
    <style:style style:name="P42" style:family="paragraph" style:parent-style-name="Text_20_body" style:list-style-name="L3">
      <style:paragraph-properties fo:margin-top="0in" fo:margin-bottom="0in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4pt" fo:language="uk" fo:country="UA" fo:font-style="italic" style:text-underline-style="none" fo:font-weight="normal" style:text-blinking="false" fo:background-color="transparent" style:font-size-asian="14pt" style:font-style-asian="italic" style:font-size-complex="14pt" style:font-style-complex="italic"/>
    </style:style>
    <style:style style:name="P43" style:family="paragraph" style:parent-style-name="Text_20_body" style:list-style-name="L5">
      <style:paragraph-properties fo:margin-top="0in" fo:margin-bottom="0in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4pt" fo:language="uk" fo:country="UA" fo:font-style="italic" style:text-underline-style="none" fo:font-weight="normal" style:text-blinking="false" fo:background-color="transparent" style:font-size-asian="14pt" style:font-style-asian="italic" style:font-size-complex="14pt" style:font-style-complex="italic"/>
    </style:style>
    <style:style style:name="P44" style:family="paragraph" style:parent-style-name="Text_20_body" style:list-style-name="L8">
      <style:paragraph-properties fo:margin-top="0in" fo:margin-bottom="0in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4pt" fo:language="uk" fo:country="UA" fo:font-style="italic" style:text-underline-style="none" fo:font-weight="normal" style:text-blinking="false" fo:background-color="transparent" style:font-size-asian="14pt" style:font-style-asian="italic" style:font-size-complex="14pt" style:font-style-complex="italic"/>
    </style:style>
    <style:style style:name="P45" style:family="paragraph" style:parent-style-name="Text_20_body" style:list-style-name="L10">
      <style:paragraph-properties fo:margin-top="0in" fo:margin-bottom="0in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4pt" fo:language="uk" fo:country="UA" fo:font-style="italic" style:text-underline-style="none" fo:font-weight="normal" style:text-blinking="false" fo:background-color="transparent" style:font-size-asian="14pt" style:font-style-asian="italic" style:font-size-complex="14pt" style:font-style-complex="italic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align="justify" style:justify-single-word="false" fo:text-indent="0.5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style:text-blinking="false" fo:background-color="transparent" style:font-size-asian="14pt" style:font-size-complex="14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align="justify" style:justify-single-word="false" fo:text-indent="0.5in" style:auto-text-indent="false" style:writing-mode="lr-tb"/>
    </style:style>
    <style:style style:name="T1" style:family="text">
      <style:text-properties style:font-name="Times New Roman" fo:font-size="14pt" style:font-size-asian="12.25pt" style:font-size-complex="14pt"/>
    </style:style>
    <style:style style:name="T2" style:family="text">
      <style:text-properties fo:font-style="normal" fo:font-weight="normal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officeooo:rsid="00170e64" style:text-blinking="false" fo:background-color="transparent" loext:char-shading-value="0" style:font-size-asian="14pt" style:font-size-complex="14pt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08b59a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fo:color="#1155cc" style:text-line-through-style="none" style:text-line-through-type="none" style:font-name="Times New Roman" fo:font-size="14pt" fo:language="uk" fo:country="UA" fo:font-style="normal" style:text-underline-style="solid" style:text-underline-width="auto" style:text-underline-color="font-color" fo:font-weight="normal" style:text-blinking="false" fo:background-color="transparent" loext:char-shading-value="0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officeooo:rsid="0008b59a"/>
    </style:style>
    <style:style style:name="T14" style:family="text">
      <style:text-properties officeooo:rsid="000a92ac"/>
    </style:style>
    <style:style style:name="T15" style:family="text">
      <style:text-properties officeooo:rsid="00170e64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docs-internal-guid-cf600f5b-b8a8-b556-5430-164b792d637a"/>МІНІСТЕРСТВО ОСВІТИ І НАУКИ УКРАЇНИ</text:p>
      <text:p text:style-name="P16">ЛЬВІВСЬКИЙ НАЦІОНАЛЬНИЙ УНІВЕРСИТЕТ ІМЕНІ ІВАНА ФРАНКА</text:p>
      <text:p text:style-name="P8">ФАКУЛЬТЕТ ЕЛЕКТРОНІКИ</text:p>
      <text:p text:style-name="P2"/>
      <text:p text:style-name="P7"><text:tab/><text:tab/><text:tab/><text:tab/><text:tab/><text:tab/><text:tab/><text:tab/><text:tab/><text:span text:style-name="T12">КАФЕДРА РАДІОФІЗИКИ <text:s/>ТА <text:tab/><text:tab/><text:tab/><text:tab/><text:tab/><text:tab/><text:tab/><text:tab/><text:tab/><text:tab/>КОМП’ЮТЕРНИХ ТЕХНОЛОГІЙ</text:span></text:p>
      <text:p text:style-name="P5"/>
      <text:p text:style-name="P17"><text:tab/><text:tab/><text:tab/><text:tab/><text:tab/><text:tab/><text:tab/><text:tab/><text:tab/>КАФЕДРА ПЕДАГОГІКИ</text:p>
      <text:p text:style-name="P2"/>
      <text:p text:style-name="P8">ПЛАН – КОНСПЕКТ</text:p>
      <text:p text:style-name="P11">лекційного заняття <text:span text:style-name="T13">з курсу</text:span></text:p>
      <text:p text:style-name="P13">“<text:span text:style-name="T13">Технології створення програмних продуктів</text:span>” </text:p>
      <text:p text:style-name="P11"><text:span text:style-name="T13">н</text:span>а тему </text:p>
      <text:p text:style-name="P11">“<text:span text:style-name="T13">М</text:span>етодології розробки програмного забезпечення”</text:p>
      <text:p text:style-name="P1"/>
      <text:p text:style-name="P2"/>
      <text:p text:style-name="P14">Склала</text:p>
      <text:p text:style-name="P14">студентка групи ФЕІ-51м</text:p>
      <text:p text:style-name="P12">Литвин В. В.</text:p>
      <text:p text:style-name="P4"/>
      <text:p text:style-name="P15">Перевіри<text:span text:style-name="T13">ли</text:span>:</text:p>
      <text:p text:style-name="P30">доц. Злобін Г. Г. <text:s text:c="4"/></text:p>
      <text:p text:style-name="P12">доц. <text:span text:style-name="T13">Заячук</text:span> <text:span text:style-name="T13">Ю</text:span>. <text:span text:style-name="T13">Д</text:span>. <text:s/></text:p>
      <text:p text:style-name="P3"><text:line-break/></text:p>
      <text:p text:style-name="P3"><text:line-break/></text:p>
      <text:p text:style-name="P3"/>
      <text:p text:style-name="P10">Львів 201<text:span text:style-name="T13">5</text:span> </text:p>
      <text:p text:style-name="P24"><text:soft-page-break/><text:span text:style-name="T7">1</text:span><text:span text:style-name="T6">. Мета:</text:span><text:span text:style-name="T9"> </text:span></text:p>
      <text:p text:style-name="P28">навчальна (розглянути процес проектування архітектури системи, рекомендації щодо проектування, державні стандарти та інструментальні засоби; проаналізувати основні методології проектування програмного забезпечення(ПЗ); ознайомитися із підходами до проектування систем та уніфікованою мовою моделювання); </text:p>
      <text:p text:style-name="P25">розвивальна (розвивати логічне мислення та вміння вирішувати системні завдання на абстрактних моделях з подальшою реалізацією цих моделей на практиці; удосконалювати вміння аналізувати проблему на рівні архітектури і покращувати спроектовану модель, використовуючи найефективнішу методологію); </text:p>
      <text:p text:style-name="P25">виховна (виховувати правила поведінки у колективі; сприяти взаємодії між студентами).</text:p>
      <text:p text:style-name="P6"/>
      <text:p text:style-name="P18"><text:span text:style-name="T13">2</text:span>. Методи, прийоми, засоби: </text:p>
      <text:p text:style-name="P20"><text:tab/>розповідь, діалог, порівняння, аналогія, проведення доказів, висловлення аргументів «за» і «проти», побудова та аналіз графіків, кейс-метод, узагальнення, міркування, повідомлення.</text:p>
      <text:p text:style-name="P6"/>
      <text:p text:style-name="P19"><text:span text:style-name="T13">3</text:span>. Наочність:</text:p>
      <text:p text:style-name="P21"><text:tab/>схеми на дошці, графіки, презентація на проекторі.</text:p>
      <text:p text:style-name="P6"/>
      <text:p text:style-name="P18"><text:span text:style-name="T13">4</text:span>. Основні питання лекції:</text:p>
      <text:list xml:id="list4207651285045007266" text:style-name="L1">
        <text:list-item>
          <text:p text:style-name="P33">Загальні рекомендації до проектування архітектури системи;</text:p>
        </text:list-item>
        <text:list-item>
          <text:p text:style-name="P33">Стандартизований підхід до проектування;</text:p>
        </text:list-item>
        <text:list-item>
          <text:p text:style-name="P33">Загальносистемний підхід до проектування архітектури;</text:p>
        </text:list-item>
        <text:list-item>
          <text:p text:style-name="P33">Проектування за допомогою UML;</text:p>
        </text:list-item>
        <text:list-item>
          <text:p text:style-name="P33">Інструментальні засоби проектування;</text:p>
        </text:list-item>
      </text:list>
      <text:p text:style-name="P6"><text:soft-page-break/></text:p>
      <text:p text:style-name="P18"><text:span text:style-name="T14">5</text:span>. Рекомендована література:</text:p>
      <text:p text:style-name="P23"><text:span text:style-name="T5">Основна</text:span><text:span text:style-name="T8">:</text:span></text:p>
      <text:p text:style-name="P25"><text:span text:style-name="T15">1</text:span>. S.Guckenheimer, J.Perez, Software Engineering with Microsoft Visual Studio Team System, Addison-Wesley Professional, 2006.</text:p>
      <text:p text:style-name="P25"><text:span text:style-name="T15">2</text:span>. Е.М.Лаврищева, В.А.Петрухин, Методы и средства инженерии программного обеспечения, Библиотека учебных курсов MSDN AA, 2007.</text:p>
      <text:p text:style-name="P25"><text:span text:style-name="T15">3</text:span>. А.Н. Терехов, Технология программирования, Интуит Бином, 2007.</text:p>
      <text:p text:style-name="P27"><text:span text:style-name="T4">4</text:span><text:span text:style-name="T3">. В.В. Липаев, Программная инженерия.Методологические основы, ТЕИС, 2006.</text:span></text:p>
      <text:p text:style-name="P6"/>
      <text:p text:style-name="P20"><text:span text:style-name="T11">Додаткова</text:span>.</text:p>
      <text:p text:style-name="P25">1. Трофимов С.А. CASE-технологии. Практическая работа в Rational Rose. — М.:Бином, 2002. — 284 с.</text:p>
      <text:p text:style-name="P25">2. Ф. Брукс Мифический человеко-месяц или как создаются программные системы,‭ ‬Символ-Плюс,‭ ‬2006.</text:p>
      <text:p text:style-name="P25"><text:span text:style-name="T15">3</text:span>. Буч Г., Рамбо Д., Джекобсон А. Язык UML. Руководство пользователя. - М.: ДМК Пресс, 2001. - 432 с.</text:p>
      <text:p text:style-name="P25"/>
      <text:p text:style-name="P22"><text:span text:style-name="T14">6. </text:span>Основні питання, що розглядаються під час лекції: </text:p>
      <text:p text:style-name="P18">Хід лекції</text:p>
      <text:p text:style-name="P18">1. Подати основні тези лекції:</text:p>
      <text:list xml:id="list712102432241572837" text:style-name="L2">
        <text:list-item>
          <text:p text:style-name="P41">Загальні рекомендації до проектування архітектури системи;</text:p>
        </text:list-item>
      </text:list>
      <text:p text:style-name="P25">Проектування ПЗ- це процес розробки, який виконується після етапу аналізу і формування вимог. Завдання проектування полягає у перетворенні вимог до системи у вимоги до ПЗ та побудові архітектури системи.</text:p>
      <text:p text:style-name="P25">Архітектура системи- це структурна схема компонентів системи, що взаємодіють між собою через інтерфейси. </text:p>
      <text:p text:style-name="P20">Основна умова побудови архітектури системи - це декомпозиція системи на <text:soft-page-break/>компоненти або модулі, а також:</text:p>
      <text:p text:style-name="P26">● <text:span text:style-name="T2">визначення цілей і перевірка їх виконуваності;</text:span></text:p>
      <text:p text:style-name="P26">● <text:span text:style-name="T2">визначення вхідних і вихідних даних;</text:span></text:p>
      <text:p text:style-name="P26">● <text:span text:style-name="T2">ієрархічне подання абстракції системи та приховування тих деталей, які будуть відпрацьовані на наступних рівнях.</text:span></text:p>
      <text:p text:style-name="P25">У першу чергу архітектура повинна включати загальний опис системи, містити підтвердження того, що при її розробці були розглянуті альтернативні варіанти і обґрунтовувати вибір остаточної організації системи;</text:p>
      <text:p text:style-name="P25">Архітектура повинна визначати основні компоненти програми, відповідальність та правила комунікації для кожного компонента;</text:p>
      <text:p text:style-name="P25">Архітектура повинна визначати основні класи програмного додатка, їх області відповідальності й механізми взаємодії з іншими класами;</text:p>
      <text:p text:style-name="P25">Архітектура повинна описувати інші варіанти, що розглядалися, організації класів і обґрунтовувати підсумковий варіант, описувати головні елементи формату Веб-сторінок, GUI, інтерфейс командного рядка тощо;</text:p>
      <text:p text:style-name="P25">Архітектура, що залежить від специфічних бізнес-правил, повинна визначати їх та описувати їхній вплив на проект системи;</text:p>
      <text:p text:style-name="P25">Архітектура повинна бути модульною, щоб GUI можна було змінити, не зачепивши при цьому бізнес-правил і модулів програми, що відповідають за виведення даних;</text:p>
      <text:p text:style-name="P25">Архітектура повинна включати план керування обмеженими ресурсами, такими як з’єднання з базами даних, потоки та дескриптори, визначати підхід до безпеки на рівні проекту додатка й на рівні коду та містити оцінки продуктивності й пояснювати, чому розробники архітектури вважають ці показники досяжними;</text:p>
      <text:p text:style-name="P6"/>
      <text:list xml:id="list3009659015375406976" text:style-name="L3">
        <text:list-item>
          <text:p text:style-name="P42">Стандартизований підхід до проектування;</text:p>
        </text:list-item>
      </text:list>
      <text:p text:style-name="P20">Розробка автоматизованих систем виконується на основі стандарту ГОСТ 34.601-90, що регламентує стадії та етапи процесу розробки програмних систем з врахуванням їх особливостей і засобів об’єднання підсистем. Даний стандарт <text:soft-page-break/>забезпечує:</text:p>
      <text:list xml:id="list3769653948279014845" text:style-name="L4">
        <text:list-item>
          <text:p text:style-name="P34">концептуальне проектування, яке полягає в побудові концептуальної моделі, уточненні та узгодженні вимог;</text:p>
        </text:list-item>
        <text:list-item>
          <text:p text:style-name="P34">архітектурне проектування, яке полягає у визначенні головних структурних особливостей створюваної системи;</text:p>
        </text:list-item>
        <text:list-item>
          <text:p text:style-name="P34">технічне проектування - це відображення вимог, визначення завдань і принципів їх реалізації в середовищі функціонування системи; </text:p>
        </text:list-item>
        <text:list-item>
          <text:p text:style-name="P34">детальне робоче проектування - полягає у визначенні алгоритмів вирішення завдань, побудові баз даних і програмного забезпечення системи.</text:p>
        </text:list-item>
      </text:list>
      <text:p text:style-name="P6"/>
      <text:list xml:id="list1135172214967463651" text:style-name="L5">
        <text:list-item>
          <text:p text:style-name="P43">Загальносистемний підхід до проектування архітектури;</text:p>
        </text:list-item>
      </text:list>
      <text:p text:style-name="P20">При такому підході передбачають, що створювана архітектура складається з чотирьох рівнів, які містять:</text:p>
      <text:list xml:id="list1894429959704806940" text:style-name="L6">
        <text:list-item>
          <text:p text:style-name="P35">системі компоненти, що встановлюють інтерфейс з обладнанням та апаратурою; </text:p>
        </text:list-item>
        <text:list-item>
          <text:p text:style-name="P35">загальносистемні компоненти, що встановлюють інтерфейс з універсальними системами комп’ютерів;</text:p>
        </text:list-item>
        <text:list-item>
          <text:p text:style-name="P35">специфічні бізнес-компоненти (компоненти певної проблемної області) є складовими компонентами програмних систем і призначені для вирішення різних задач (наприклад, бізнес- задач);</text:p>
        </text:list-item>
        <text:list-item>
          <text:p text:style-name="P35">прикладні програмні системи - реалізують конкретні завдання окремих груп споживачів інформації з різних предметних областей (офісні системи, системи бухгалтерського обліку тощо), можуть використовувати компоненти нижніх рівнів.</text:p>
        </text:list-item>
      </text:list>
      <text:p text:style-name="P20">Результат проектування - архітектура та інфраструктура, що містить набір об’єктів, з яких можна формувати деякий конкретний вигляд архітектурної схеми для конкретного середовища виконання системи.</text:p>
      <text:p text:style-name="P20">Логічна структура проектованої системи - це композиція об’єктів і готових програмних продуктів, що виконують відповідні функції системи. Композиція <text:soft-page-break/>ґрунтується на наступних положеннях:</text:p>
      <text:list xml:id="list8328698581025561016" text:style-name="L7">
        <text:list-item>
          <text:p text:style-name="P36">кожна підсистема повинна відображати вимоги та спосіб їх реалізації;</text:p>
        </text:list-item>
        <text:list-item>
          <text:p text:style-name="P36">змінні функції виділяться в підсистеми так, щоб для них про­гнозувалися зміни вимог та окремі об’єкти, пов’язані з актором;</text:p>
        </text:list-item>
        <text:list-item>
          <text:p text:style-name="P36">зв’язок об’єктів здійснюється через інтерфейс;</text:p>
        </text:list-item>
        <text:list-item>
          <text:p text:style-name="P36">кожна підсистема повинна виконувати мінімум послуг або функцій і мати фіксовану множину параметрів інтерфейсу.</text:p>
        </text:list-item>
      </text:list>
      <text:p text:style-name="P6"/>
      <text:list xml:id="list4149083626731009168" text:style-name="L8">
        <text:list-item>
          <text:p text:style-name="P44">Проектування за допомогою UML;</text:p>
        </text:list-item>
      </text:list>
      <text:p text:style-name="P20">UML (уніфікована мова моделювання) - є графічною мовою для візуалізації, опису параметрів, конструювання й документування різних систем, зокрема і програм.</text:p>
      <text:p text:style-name="P20">Основними типами діаграм для візуалізації моделі є(до кожного типу діаграм студентам наводиться приклад реального застосування і схема малюється на дошці або ж розглядається готова схема зі слайду, або наводиться приклад реальної життєвої ситуації і діаграма будується в режимі реального часу за пропозиціями студентів):</text:p>
      <text:list xml:id="list4496104867664187560" text:style-name="L9">
        <text:list-item>
          <text:p text:style-name="P37">діаграма варіантів використання (use case diagram)</text:p>
        </text:list-item>
        <text:list-item>
          <text:p text:style-name="P37">діаграма класів (class diagram)</text:p>
        </text:list-item>
        <text:list-item>
          <text:p text:style-name="P37">діаграма станів (statechart diagram)</text:p>
        </text:list-item>
        <text:list-item>
          <text:p text:style-name="P37">діаграма послідовності (sequence diagram)</text:p>
        </text:list-item>
        <text:list-item>
          <text:p text:style-name="P37">діаграма кооперації (collaboration diagram)</text:p>
        </text:list-item>
        <text:list-item>
          <text:p text:style-name="P37">діаграма компонентів (component diagram)</text:p>
        </text:list-item>
        <text:list-item>
          <text:p text:style-name="P37">діаграма розгортання (deployment diagram)</text:p>
        </text:list-item>
      </text:list>
      <text:p text:style-name="P6"/>
      <text:list xml:id="list1674867096670172013" text:style-name="L10">
        <text:list-item>
          <text:p text:style-name="P45">Інструментальні засоби проектування;</text:p>
        </text:list-item>
      </text:list>
      <text:p text:style-name="P20">Стосовно кожної утиліти ведеться дискусія між студентами, які її використовували та наводяться переваги та недоліки її використання.</text:p>
      <text:list xml:id="list5656417386597981957" text:style-name="L11">
        <text:list-item>
          <text:p text:style-name="P38">Nclass;</text:p>
        </text:list-item>
        <text:list-item>
          <text:p text:style-name="P38">Dia;</text:p>
        </text:list-item>
        <text:list-item>
          <text:p text:style-name="P38"><text:soft-page-break/>MS Visio Professional;</text:p>
        </text:list-item>
        <text:list-item>
          <text:p text:style-name="P38">Altova Umodel;</text:p>
        </text:list-item>
        <text:list-item>
          <text:p text:style-name="P38">Magic Draw;</text:p>
        </text:list-item>
        <text:list-item>
          <text:p text:style-name="P38">Sparx Enterprise Architect;</text:p>
        </text:list-item>
        <text:list-item>
          <text:p text:style-name="P38">Visual Paradigm;</text:p>
        </text:list-item>
        <text:list-item>
          <text:p text:style-name="P38">Sybase Power Designer;</text:p>
        </text:list-item>
        <text:list-item>
          <text:p text:style-name="P38">Rational Rose (family).</text:p>
        </text:list-item>
      </text:list>
      <text:p text:style-name="P6"/>
      <text:p text:style-name="P18">2. Зазначити конкретні питання для обговорення, які будете використовувати в ході проведення лекції.</text:p>
      <text:list xml:id="list2968812542303679104" text:style-name="L12">
        <text:list-item>
          <text:p text:style-name="P39">Що таке проектування ПЗ?</text:p>
        </text:list-item>
        <text:list-item>
          <text:p text:style-name="P39">Як ви розумієте поняття “архітектура системи”? Які бувають архітектури? Як ви вважаєте, що потрібно для їх побудови?</text:p>
        </text:list-item>
        <text:list-item>
          <text:p text:style-name="P39">Що повинна описувати кожна архітектура? Наскільки детальним має бути розрахунок ризиків та яким далекоглядним прийнято робити опис стратегії змін?</text:p>
        </text:list-item>
        <text:list-item>
          <text:p text:style-name="P39">Назвіть ключові відмінності стандартизованого підходу до проектування від загальносистемного.</text:p>
        </text:list-item>
        <text:list-item>
          <text:p text:style-name="P39">На основі якого стандарту виконується розробка автоматизованих систем? Які види проектування він забезпечує?</text:p>
        </text:list-item>
        <text:list-item>
          <text:p text:style-name="P39">Які складові загальносистемного підходу ви знаєте?</text:p>
        </text:list-item>
        <text:list-item>
          <text:p text:style-name="P39">Наведіть приклад діаграми варіантів використання.</text:p>
        </text:list-item>
        <text:list-item>
          <text:p text:style-name="P39">Для чого будувати діаграму класів? Скільки сутностей людина може відслідковувати в пам'яті одночасно?</text:p>
        </text:list-item>
        <text:list-item>
          <text:p text:style-name="P39">Чим корисна діаграма станів?</text:p>
        </text:list-item>
        <text:list-item>
          <text:p text:style-name="P39">Чи має сенс використання діаграми послідовностей для оптимізації процесів реального життя?</text:p>
        </text:list-item>
        <text:list-item>
          <text:p text:style-name="P39">Яким чином на діаграмі можна зобразити нашу з вами взаємодію?</text:p>
        </text:list-item>
        <text:list-item>
          <text:p text:style-name="P39">Навіщо будують діаграми компонентів?</text:p>
        </text:list-item>
        <text:list-item>
          <text:p text:style-name="P39"><text:soft-page-break/>Наведіть приклади, коли ви використовували діаграми розгортання.</text:p>
        </text:list-item>
        <text:list-item>
          <text:p text:style-name="P39">Які інструментальні засоби проектування ви використовували? Чим вони вам сподобались? Чого не вистачало?</text:p>
        </text:list-item>
        <text:list-item>
          <text:p text:style-name="P39">Який, на вашу думку, основний недолік найпопулярніших засобів проектування? На кого вони орієнтовані і чому це недолік?</text:p>
        </text:list-item>
        <text:list-item>
          <text:p text:style-name="P39">Які є сучасні методи моделювання?</text:p>
        </text:list-item>
        <text:list-item>
          <text:p text:style-name="P39">Які основні риси мови моделювання UML? </text:p>
        </text:list-item>
        <text:list-item>
          <text:p text:style-name="P39">Як в UML моделюється поведінка системи? </text:p>
        </text:list-item>
        <text:list-item>
          <text:p text:style-name="P39">Яким чином опис мовою UML залежить від типу програмної системи? </text:p>
        </text:list-item>
        <text:list-item>
          <text:p text:style-name="P39">Які існують зараз та існували раніше технології створення програмних продуктів?</text:p>
        </text:list-item>
        <text:list-item>
          <text:p text:style-name="P39">Які методології розробки ПЗ ви використовуєте для виконання лабораторних робіт з інших предметів або ж в особистих цілях? </text:p>
        </text:list-item>
      </text:list>
      <text:p text:style-name="P6"/>
      <text:p text:style-name="P18">3. Підбиття підсумків лекції. </text:p>
      <text:p text:style-name="P20">У підсумках подаються короткі висновки про новий матеріал, а саме:</text:p>
      <text:list xml:id="list5502360172905017216" text:style-name="L13">
        <text:list-item>
          <text:p text:style-name="P40">Найважливіші рекомендації щодо проектування системної архітектури довільного ПЗ;</text:p>
        </text:list-item>
        <text:list-item>
          <text:p text:style-name="P40">Переваги стандартизованого та загальносистемного підходів до </text:p>
        </text:list-item>
        <text:list-item>
          <text:p text:style-name="P40">проектування архітектури в залежності від проблеми, яку потрібно вирішити;</text:p>
        </text:list-item>
        <text:list-item>
          <text:p text:style-name="P40">Особливості та практична корисність проектування за допомогою UML;</text:p>
        </text:list-item>
        <text:list-item>
          <text:p text:style-name="P40">Переваги використання інструментальних засобів проектування;</text:p>
        </text:list-item>
      </text:list>
      <text:p text:style-name="P6"/>
      <text:p text:style-name="P25">Також даються рекомендації стосовно поглибленого вивчення теми, перераховуються джерела для додаткової інформації по темі і оголошуються питання, які виносяться на самостійне опрацювання. </text:p>
      <text:p text:style-name="P25">Оскільки тема є дуже обширною і водночас надзвичайно актуальною для майбутніх розробників ПЗ та для працівників ІТ сфери загалом і такою, що <text:soft-page-break/>стрімко розвивається, студентам також дуже коротко повідомляється про тенденції в розвитку методологій розробки ПЗ та джерела, де можна почерпнути більше інформації про них.</text:p>
      <text:p text:style-name="P25">Студентам також нагадують тему наступного заняття і дають завдання до лабораторної робот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font-name="Times New Roman" fo:font-size="14pt" style:font-size-asian="12.25pt" style:font-size-complex="1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span text:style-name="MT1"><text:page-number text:select-page="current">9</text:page-number></text:span></text:p>
      </style:footer>
    </style:master-page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00:57:36.616000000</meta:creation-date>
    <dc:date>2015-02-24T02:30:28.530000000</dc:date>
    <meta:editing-duration>PT43M56S</meta:editing-duration>
    <meta:editing-cycles>14</meta:editing-cycles>
    <meta:generator>LibreOffice/4.2.6.3$Windows_x86 LibreOffice_project/3fd416d4c6db7d3204c17ce57a1d70f6e531ee21</meta:generator>
    <meta:document-statistic meta:table-count="0" meta:image-count="0" meta:object-count="0" meta:page-count="9" meta:paragraph-count="132" meta:word-count="1362" meta:character-count="10516" meta:non-whitespace-character-count="9289"/>
  </office:meta>
</office:document-meta>
</file>